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7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haincode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v1-lin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/>
          <table:table-cell office:value-type="string" calcext:value-type="string">
            <text:p>p01v1-line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-55544-4+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<text:s/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755543</text:p>
          </table:table-cell>
          <table:table-cell office:value-type="string" calcext:value-type="string">
            <text:p><text:s/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office:value-type="string" calcext:value-type="string">
            <text:p><text:s/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office:value-type="string" calcext:value-type="string">
            <text:p><text:s/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office:value-type="string" calcext:value-type="string">
            <text:p><text:s/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44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office:value-type="string" calcext:value-type="string">
            <text:p><text:s/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office:value-type="string" calcext:value-type="string">
            <text:p><text:s/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office:value-type="string" calcext:value-type="string">
            <text:p><text:s/>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table:style-name="Default" office:value-type="string" calcext:value-type="string">
            <text:p>ه</text:p>
          </table:table-cell>
          <table:table-cell office:value-type="string" calcext:value-type="string">
            <text:p>harusnya <text:s/>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B54-432</text:p>
          </table:table-cell>
          <table:table-cell office:value-type="string" calcext:value-type="string">
            <text:p><text:s/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</text:p>
          </table:table-cell>
          <table:table-cell office:value-type="string" calcext:value-type="string">
            <text:p><text:s/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<text:s/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<text:s/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<text:s/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office:value-type="string" calcext:value-type="string">
            <text:p><text:s/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office:value-type="string" calcext:value-type="string">
            <text:p><text:s/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office:value-type="string" calcext:value-type="string">
            <text:p><text:s/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37555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-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-5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4+347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765554-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4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65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4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55555555-5+5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55-55666555-55443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b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0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46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-554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171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C55-540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444-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20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544-4+33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+15-4566+665+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054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C554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a7-6050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45555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A6665555443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65-64040553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22223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555767647-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755A054-34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-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A5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4-2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7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5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11B074b4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56450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4-04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-4221276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75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6B7655-5544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+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+342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6-5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115576+6554+4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5-0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2+6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452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55-4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7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7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53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B57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5-4444+3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A4+12771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35565676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0510715566+7701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066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43-73325567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5666+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56404-4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45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2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21a1-</text:p>
          </table:table-cell>
          <table:table-cell office:value-type="string" calcext:value-type="string">
            <text:p>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5-54+322+1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555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+643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b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54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3+21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+7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+243B67554444444353534547443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456b5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44+455b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01v1-line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2114-44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b3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 table:number-rows-repeated="10480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ookup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  <table:database-ranges>
        <table:database-range table:name="__Anonymous_Sheet_DB__0" table:target-range-address="label.A3:label.B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06T16:04:29.551227066</dc:date>
    <meta:editing-duration>P1DT22H52M3S</meta:editing-duration>
    <meta:editing-cycles>41</meta:editing-cycles>
    <meta:generator>LibreOffice/7.4.7.2$Linux_X86_64 LibreOffice_project/40$Build-2</meta:generator>
    <meta:document-statistic meta:table-count="2" meta:cell-count="978" meta:object-count="0"/>
  </office:meta>
</office:document-meta>
</file>